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2902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7.877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font-weight="normal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  <style:style style:name="T2" style:family="text">
      <style:text-properties fo:font-weight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2">
          <table:table-cell office:value-type="float" office:value="0.1">
            <text:p>0.1</text:p>
          </table:table-cell>
          <table:table-cell table:number-columns-repeated="5"/>
          <table:table-cell table:formula="oooc:=AVERAGE([.A2:.F2])" office:value-type="float" office:value="0.1">
            <text:p>0.1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3:.F3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.4">
            <text:p>1.4</text:p>
          </table:table-cell>
          <table:table-cell table:number-columns-repeated="5"/>
          <table:table-cell table:formula="oooc:=AVERAGE([.A4:.F4])" office:value-type="float" office:value="1.4">
            <text:p>1.4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.5">
            <text:p>1.5</text:p>
          </table:table-cell>
          <table:table-cell table:number-columns-repeated="5"/>
          <table:table-cell table:formula="oooc:=AVERAGE([.A5:.F5])" office:value-type="float" office:value="1.5">
            <text:p>1.5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.6">
            <text:p>1.6</text:p>
          </table:table-cell>
          <table:table-cell table:number-columns-repeated="5"/>
          <table:table-cell table:formula="oooc:=AVERAGE([.A6:.F6])" office:value-type="float" office:value="1.6">
            <text:p>1.6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7:.F7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.1">
            <text:p>2.1</text:p>
          </table:table-cell>
          <table:table-cell table:number-columns-repeated="5"/>
          <table:table-cell table:formula="oooc:=AVERAGE([.A8:.F8])" office:value-type="float" office:value="2.1">
            <text:p>2.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9728">409728</text:a></text:p>
          </table:table-cell>
          <table:table-cell table:style-name="ce7" office:value-type="string">
            <text:p>Orca repeats mouse-selected text numerous times in thunderbi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.2">
            <text:p>2.2</text:p>
          </table:table-cell>
          <table:table-cell table:number-columns-repeated="5"/>
          <table:table-cell table:formula="oooc:=AVERAGE([.A9:.F9])" office:value-type="float" office:value="2.2">
            <text:p>2.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9736">409736</text:a></text:p>
          </table:table-cell>
          <table:table-cell table:style-name="ce7" office:value-type="string">
            <text:p>Orca does not announce the beginning of strings pasted into thunderbi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.4">
            <text:p>2.4</text:p>
          </table:table-cell>
          <table:table-cell table:number-columns-repeated="5"/>
          <table:table-cell table:formula="oooc:=AVERAGE([.A10:.F10])" office:value-type="float" office:value="2.4">
            <text:p>2.4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.7">
            <text:p>2.7</text:p>
          </table:table-cell>
          <table:table-cell table:number-columns-repeated="5"/>
          <table:table-cell table:formula="oooc:=AVERAGE([.A11:.F11])" office:value-type="float" office:value="2.7">
            <text:p>2.7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12:.F12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">
            <text:p>4</text:p>
          </table:table-cell>
          <table:table-cell table:number-columns-repeated="5"/>
          <table:table-cell table:formula="oooc:=AVERAGE([.A13:.F13])" office:value-type="float" office:value="4">
            <text:p>4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8670">408670</text:a></text:p>
          </table:table-cell>
          <table:table-cell office:value-type="string">
            <text:p>Braille and speech don't track well in text entry areas in Firefox and Thunderbi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14:.F14])" office:value-type="float" office:value="5">
            <text:p>5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948">407948</text:a></text:p>
          </table:table-cell>
          <table:table-cell office:value-type="string">
            <text:p>{Shift+}o and {Shift+}h do not work reliably in Firefox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formula="oooc:=AVERAGE([.A15:.F15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.1">
            <text:p>6.1</text:p>
          </table:table-cell>
          <table:table-cell table:number-columns-repeated="5"/>
          <table:table-cell table:formula="oooc:=AVERAGE([.A16:.F16])" office:value-type="float" office:value="6.1">
            <text:p>6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.2">
            <text:p>6.2</text:p>
          </table:table-cell>
          <table:table-cell table:number-columns-repeated="5"/>
          <table:table-cell table:formula="oooc:=AVERAGE([.A17:.F17])" office:value-type="float" office:value="6.2">
            <text:p>6.2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2200">412200</text:a></text:p>
          </table:table-cell>
          <table:table-cell table:style-name="ce7" office:value-type="string">
            <text:p>Orca L10N / Translation issu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.3">
            <text:p>6.3</text:p>
          </table:table-cell>
          <table:table-cell table:number-columns-repeated="5"/>
          <table:table-cell table:formula="oooc:=AVERAGE([.A18:.F18])" office:value-type="float" office:value="6.3">
            <text:p>6.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.3">
            <text:p>6.3</text:p>
          </table:table-cell>
          <table:table-cell table:number-columns-repeated="5"/>
          <table:table-cell table:formula="oooc:=AVERAGE([.A19:.F19])" office:value-type="float" office:value="6.3">
            <text:p>6.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.4">
            <text:p>6.4</text:p>
          </table:table-cell>
          <table:table-cell table:number-columns-repeated="5"/>
          <table:table-cell table:formula="oooc:=AVERAGE([.A20:.F20])" office:value-type="float" office:value="6.4">
            <text:p>6.4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0302">410302</text:a></text:p>
          </table:table-cell>
          <table:table-cell table:style-name="ce7" office:value-type="string">
            <text:p>Better support for gnome-mud applicatio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21:.F21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22:.F22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.5">
            <text:p>8.5</text:p>
          </table:table-cell>
          <table:table-cell table:number-columns-repeated="5"/>
          <table:table-cell table:formula="oooc:=AVERAGE([.A23:.F23])" office:value-type="float" office:value="8.5">
            <text:p>8.5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1261">411261</text:a></text:p>
          </table:table-cell>
          <table:table-cell table:style-name="ce7" office:value-type="string">
            <text:p>Some HTML constructs cause Orca to say just "Link" when arrowing up and down by lin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.5">
            <text:p>8.5</text:p>
          </table:table-cell>
          <table:table-cell table:number-columns-repeated="5"/>
          <table:table-cell table:formula="oooc:=AVERAGE([.A24:.F24])" office:value-type="float" office:value="8.5">
            <text:p>8.5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.6">
            <text:p>8.6</text:p>
          </table:table-cell>
          <table:table-cell table:number-columns-repeated="5"/>
          <table:table-cell table:formula="oooc:=AVERAGE([.A25:.F25])" office:value-type="float" office:value="8.6">
            <text:p>8.6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2100">412100</text:a></text:p>
          </table:table-cell>
          <table:table-cell table:style-name="ce7" office:value-type="string">
            <text:p>Text selection in Firefox fails when Orca controls the care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26:.F26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.3">
            <text:p>10.3</text:p>
          </table:table-cell>
          <table:table-cell table:number-columns-repeated="5"/>
          <table:table-cell table:formula="oooc:=AVERAGE([.A27:.F27])" office:value-type="float" office:value="10.3">
            <text:p>10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  <table:table-cell table:formula="oooc:=AVERAGE([.A28:.F28])" office:value-type="float" office:value="11">
            <text:p>11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29:.F29])" office:value-type="float" office:value="11.1">
            <text:p>11.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30:.F30])" office:value-type="float" office:value="11.1">
            <text:p>11.1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31:.F31])" office:value-type="float" office:value="11.2">
            <text:p>11.2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32:.F32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33:.F33])" office:value-type="float" office:value="12.1">
            <text:p>12.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0088">410088</text:a></text:p>
          </table:table-cell>
          <table:table-cell table:style-name="ce7" office:value-type="string">
            <text:p>NetworkManager applet not spoken when network is disconnecte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3.1">
            <text:p>13.1</text:p>
          </table:table-cell>
          <table:table-cell table:number-columns-repeated="5"/>
          <table:table-cell table:formula="oooc:=AVERAGE([.A34:.F34])" office:value-type="float" office:value="13.1">
            <text:p>13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4">
            <text:p>14</text:p>
          </table:table-cell>
          <table:table-cell table:number-columns-repeated="5"/>
          <table:table-cell table:formula="oooc:=AVERAGE([.A35:.F35])" office:value-type="float" office:value="14">
            <text:p>1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formula="oooc:=AVERAGE([.A36:.F36])" office:value-type="float" office:value="15">
            <text:p>1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37:.F37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38:.F38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39:.F39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8.5">
            <text:p>18.5</text:p>
          </table:table-cell>
          <table:table-cell table:number-columns-repeated="5"/>
          <table:table-cell table:formula="oooc:=AVERAGE([.A40:.F40])" office:value-type="float" office:value="18.5">
            <text:p>18.5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8.6">
            <text:p>18.6</text:p>
          </table:table-cell>
          <table:table-cell table:number-columns-repeated="5"/>
          <table:table-cell table:formula="oooc:=AVERAGE([.A41:.F41])" office:value-type="float" office:value="18.6">
            <text:p>18.6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42:.F42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43:.F43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44:.F44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1">
            <text:p>21.1</text:p>
          </table:table-cell>
          <table:table-cell table:number-columns-repeated="5"/>
          <table:table-cell table:formula="oooc:=AVERAGE([.A45:.F45])" office:value-type="float" office:value="21.1">
            <text:p>2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2">
            <text:p>21.2</text:p>
          </table:table-cell>
          <table:table-cell table:number-columns-repeated="5"/>
          <table:table-cell table:formula="oooc:=AVERAGE([.A46:.F46])" office:value-type="float" office:value="21.2">
            <text:p>2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2">
            <text:p>21.2</text:p>
          </table:table-cell>
          <table:table-cell table:number-columns-repeated="5"/>
          <table:table-cell table:formula="oooc:=AVERAGE([.A47:.F47])" office:value-type="float" office:value="21.2">
            <text:p>21.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9731">409731</text:a></text:p>
          </table:table-cell>
          <table:table-cell table:style-name="ce7" office:value-type="string">
            <text:p>Orca should speak text selected by the mous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3">
            <text:p>21.3</text:p>
          </table:table-cell>
          <table:table-cell table:number-columns-repeated="5"/>
          <table:table-cell table:formula="oooc:=AVERAGE([.A48:.F48])" office:value-type="float" office:value="21.3">
            <text:p>21.3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4">
            <text:p>21.4</text:p>
          </table:table-cell>
          <table:table-cell table:number-columns-repeated="5"/>
          <table:table-cell table:formula="oooc:=AVERAGE([.A49:.F49])" office:value-type="float" office:value="21.4">
            <text:p>21.4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5">
            <text:p>21.5</text:p>
          </table:table-cell>
          <table:table-cell table:number-columns-repeated="5"/>
          <table:table-cell table:formula="oooc:=AVERAGE([.A50:.F50])" office:value-type="float" office:value="21.5">
            <text:p>21.5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6">
            <text:p>21.6</text:p>
          </table:table-cell>
          <table:table-cell table:number-columns-repeated="5"/>
          <table:table-cell table:formula="oooc:=AVERAGE([.A51:.F51])" office:value-type="float" office:value="21.6">
            <text:p>21.6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1.9">
            <text:p>21.9</text:p>
          </table:table-cell>
          <table:table-cell table:number-columns-repeated="5"/>
          <table:table-cell table:formula="oooc:=AVERAGE([.A52:.F52])" office:value-type="float" office:value="21.9">
            <text:p>21.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  <table:table-cell table:formula="oooc:=AVERAGE([.A53:.F53])" office:value-type="float" office:value="22">
            <text:p>2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54:.F54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5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55:.F55])" office:value-type="float" office:value="22.2">
            <text:p>22.2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56:.F56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3.2">
            <text:p>23.2</text:p>
          </table:table-cell>
          <table:table-cell table:number-columns-repeated="5"/>
          <table:table-cell table:formula="oooc:=AVERAGE([.A57:.F57])" office:value-type="float" office:value="23.2">
            <text:p>23.2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3.3">
            <text:p>23.3</text:p>
          </table:table-cell>
          <table:table-cell table:number-columns-repeated="5"/>
          <table:table-cell table:formula="oooc:=AVERAGE([.A58:.F58])" office:value-type="float" office:value="23.3">
            <text:p>23.3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3.4">
            <text:p>23.4</text:p>
          </table:table-cell>
          <table:table-cell table:number-columns-repeated="5"/>
          <table:table-cell table:formula="oooc:=AVERAGE([.A59:.F59])" office:value-type="float" office:value="23.4">
            <text:p>23.4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3.5">
            <text:p>23.5</text:p>
          </table:table-cell>
          <table:table-cell table:number-columns-repeated="5"/>
          <table:table-cell table:formula="oooc:=AVERAGE([.A60:.F60])" office:value-type="float" office:value="23.5">
            <text:p>23.5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3.6">
            <text:p>23.6</text:p>
          </table:table-cell>
          <table:table-cell table:number-columns-repeated="5"/>
          <table:table-cell table:formula="oooc:=AVERAGE([.A61:.F61])" office:value-type="float" office:value="23.6">
            <text:p>23.6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62:.F62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63:.F63])" office:value-type="float" office:value="25">
            <text:p>25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64:.F64])" office:value-type="float" office:value="27">
            <text:p>2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65:.F65])" office:value-type="float" office:value="28">
            <text:p>2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66:.F66])" office:value-type="float" office:value="29">
            <text:p>2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0.1">
            <text:p>30.1</text:p>
          </table:table-cell>
          <table:table-cell table:number-columns-repeated="5"/>
          <table:table-cell table:formula="oooc:=AVERAGE([.A67:.F67])" office:value-type="float" office:value="30.1">
            <text:p>30.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658">407658</text:a></text:p>
          </table:table-cell>
          <table:table-cell table:style-name="ce8" office:value-type="string">
            <text:p><text:span text:style-name="T2">[blocked] Cannot access status bar information in Gedit</text:span>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68:.F68])" office:value-type="float" office:value="31">
            <text:p>3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2">
            <text:p>32</text:p>
          </table:table-cell>
          <table:table-cell table:number-columns-repeated="5"/>
          <table:table-cell table:formula="oooc:=AVERAGE([.A69:.F69])" office:value-type="float" office:value="32">
            <text:p>32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70:.F70])" office:value-type="float" office:value="33">
            <text:p>3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3.1">
            <text:p>33.1</text:p>
          </table:table-cell>
          <table:table-cell table:number-columns-repeated="5"/>
          <table:table-cell table:formula="oooc:=AVERAGE([.A71:.F71])" office:value-type="float" office:value="33.1">
            <text:p>33.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3.2">
            <text:p>33.2</text:p>
          </table:table-cell>
          <table:table-cell table:number-columns-repeated="5"/>
          <table:table-cell table:formula="oooc:=AVERAGE([.A72:.F72])" office:value-type="float" office:value="33.2">
            <text:p>33.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4.1">
            <text:p>34.1</text:p>
          </table:table-cell>
          <table:table-cell table:number-columns-repeated="5"/>
          <table:table-cell table:formula="oooc:=AVERAGE([.A73:.F73])" office:value-type="float" office:value="34.1">
            <text:p>34.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4.4">
            <text:p>34.4</text:p>
          </table:table-cell>
          <table:table-cell table:number-columns-repeated="5"/>
          <table:table-cell table:formula="oooc:=AVERAGE([.A74:.F74])" office:value-type="float" office:value="34.4">
            <text:p>34.4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75:.F75])" office:value-type="float" office:value="37">
            <text:p>37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8">
            <text:p>38</text:p>
          </table:table-cell>
          <table:table-cell table:number-columns-repeated="5"/>
          <table:table-cell table:formula="oooc:=AVERAGE([.A76:.F76])" office:value-type="float" office:value="38">
            <text:p>3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77:.F77])" office:value-type="float" office:value="39">
            <text:p>39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78:.F78])" office:value-type="float" office:value="40">
            <text:p>40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1">
            <text:p>41</text:p>
          </table:table-cell>
          <table:table-cell table:number-columns-repeated="5"/>
          <table:table-cell table:formula="oooc:=AVERAGE([.A79:.F79])" office:value-type="float" office:value="41">
            <text:p>4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80:.F80])" office:value-type="float" office:value="42">
            <text:p>4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gnucash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81:.F81])" office:value-type="float" office:value="44">
            <text:p>4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4.2">
            <text:p>44.2</text:p>
          </table:table-cell>
          <table:table-cell table:number-columns-repeated="5"/>
          <table:table-cell table:formula="oooc:=AVERAGE([.A82:.F82])" office:value-type="float" office:value="44.2">
            <text:p>44.2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83:.F83])" office:value-type="float" office:value="45">
            <text:p>45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6">
            <text:p>46</text:p>
          </table:table-cell>
          <table:table-cell table:number-columns-repeated="5"/>
          <table:table-cell table:formula="oooc:=AVERAGE([.A84:.F84])" office:value-type="float" office:value="46">
            <text:p>46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7">
            <text:p>47</text:p>
          </table:table-cell>
          <table:table-cell table:number-columns-repeated="5"/>
          <table:table-cell table:formula="oooc:=AVERAGE([.A85:.F85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86:.F86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87:.F87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49.1">
            <text:p>49.1</text:p>
          </table:table-cell>
          <table:table-cell table:number-columns-repeated="5"/>
          <table:table-cell table:formula="oooc:=AVERAGE([.A88:.F88])" office:value-type="float" office:value="49.1">
            <text:p>49.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table:formula="oooc:=AVERAGE([.A89:.F89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Plann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90:.F90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91:.F91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92:.F92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5">
            <text:p>55</text:p>
          </table:table-cell>
          <table:table-cell table:number-columns-repeated="5"/>
          <table:table-cell table:formula="oooc:=AVERAGE([.A93:.F93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5.5">
            <text:p>55.5</text:p>
          </table:table-cell>
          <table:table-cell table:number-columns-repeated="5"/>
          <table:table-cell table:formula="oooc:=AVERAGE([.A94:.F94])" office:value-type="float" office:value="55.5">
            <text:p>55.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95:.F95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96:.F96])" office:value-type="float" office:value="57">
            <text:p>57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97:.F97])" office:value-type="float" office:value="60">
            <text:p>6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98:.F98])" office:value-type="float" office:value="61">
            <text:p>6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99:.F99])" office:value-type="float" office:value="62">
            <text:p>62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2.01">
            <text:p>62.01</text:p>
          </table:table-cell>
          <table:table-cell table:number-columns-repeated="5"/>
          <table:table-cell table:formula="oooc:=AVERAGE([.A100:.F100])" office:value-type="float" office:value="62.01">
            <text:p>62.01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2.1">
            <text:p>62.1</text:p>
          </table:table-cell>
          <table:table-cell table:number-columns-repeated="5"/>
          <table:table-cell table:formula="oooc:=AVERAGE([.A101:.F101])" office:value-type="float" office:value="62.1">
            <text:p>62.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102:.F102])" office:value-type="float" office:value="64">
            <text:p>6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103:.F103])" office:value-type="float" office:value="65">
            <text:p>6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104:.F104])" office:value-type="float" office:value="66">
            <text:p>6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7">
            <text:p>67</text:p>
          </table:table-cell>
          <table:table-cell table:number-columns-repeated="5"/>
          <table:table-cell table:formula="oooc:=AVERAGE([.A105:.F105])" office:value-type="float" office:value="67">
            <text:p>6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NO ID</text:p>
          </table:table-cell>
          <table:table-cell office:value-type="string">
            <text:p>Support for gftp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8">
            <text:p>68</text:p>
          </table:table-cell>
          <table:table-cell table:number-columns-repeated="5"/>
          <table:table-cell table:formula="oooc:=AVERAGE([.A106:.F106])" office:value-type="float" office:value="68">
            <text:p>6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69">
            <text:p>69</text:p>
          </table:table-cell>
          <table:table-cell table:number-columns-repeated="5"/>
          <table:table-cell table:formula="oooc:=AVERAGE([.A107:.F107])" office:value-type="float" office:value="69">
            <text:p>69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0">
            <text:p>70</text:p>
          </table:table-cell>
          <table:table-cell table:number-columns-repeated="5"/>
          <table:table-cell table:formula="oooc:=AVERAGE([.A108:.F108])" office:value-type="float" office:value="70">
            <text:p>7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1">
            <text:p>71</text:p>
          </table:table-cell>
          <table:table-cell table:number-columns-repeated="5"/>
          <table:table-cell table:formula="oooc:=AVERAGE([.A109:.F109])" office:value-type="float" office:value="71">
            <text:p>7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2">
            <text:p>72</text:p>
          </table:table-cell>
          <table:table-cell table:number-columns-repeated="5"/>
          <table:table-cell table:formula="oooc:=AVERAGE([.A110:.F110])" office:value-type="float" office:value="72">
            <text:p>7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3">
            <text:p>73</text:p>
          </table:table-cell>
          <table:table-cell table:number-columns-repeated="5"/>
          <table:table-cell table:formula="oooc:=AVERAGE([.A111:.F111])" office:value-type="float" office:value="73">
            <text:p>73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4">
            <text:p>74</text:p>
          </table:table-cell>
          <table:table-cell table:number-columns-repeated="5"/>
          <table:table-cell table:formula="oooc:=AVERAGE([.A112:.F112])" office:value-type="float" office:value="74">
            <text:p>74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5">
            <text:p>75</text:p>
          </table:table-cell>
          <table:table-cell table:number-columns-repeated="5"/>
          <table:table-cell table:formula="oooc:=AVERAGE([.A113:.F113])" office:value-type="float" office:value="75">
            <text:p>7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6">
            <text:p>76</text:p>
          </table:table-cell>
          <table:table-cell table:number-columns-repeated="5"/>
          <table:table-cell table:formula="oooc:=AVERAGE([.A114:.F114])" office:value-type="float" office:value="76">
            <text:p>76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7">
            <text:p>77</text:p>
          </table:table-cell>
          <table:table-cell table:number-columns-repeated="5"/>
          <table:table-cell table:formula="oooc:=AVERAGE([.A115:.F115])" office:value-type="float" office:value="77">
            <text:p>7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8">
            <text:p>78</text:p>
          </table:table-cell>
          <table:table-cell table:number-columns-repeated="5"/>
          <table:table-cell table:formula="oooc:=AVERAGE([.A116:.F116])" office:value-type="float" office:value="78">
            <text:p>7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79">
            <text:p>79</text:p>
          </table:table-cell>
          <table:table-cell table:number-columns-repeated="5"/>
          <table:table-cell table:formula="oooc:=AVERAGE([.A117:.F117])" office:value-type="float" office:value="79">
            <text:p>79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0">
            <text:p>80</text:p>
          </table:table-cell>
          <table:table-cell table:number-columns-repeated="5"/>
          <table:table-cell table:formula="oooc:=AVERAGE([.A118:.F118])" office:value-type="float" office:value="80">
            <text:p>8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1">
            <text:p>81</text:p>
          </table:table-cell>
          <table:table-cell table:number-columns-repeated="5"/>
          <table:table-cell table:formula="oooc:=AVERAGE([.A119:.F119])" office:value-type="float" office:value="81">
            <text:p>8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2">
            <text:p>82</text:p>
          </table:table-cell>
          <table:table-cell table:number-columns-repeated="5"/>
          <table:table-cell table:formula="oooc:=AVERAGE([.A120:.F120])" office:value-type="float" office:value="82">
            <text:p>8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4411">404411</text:a></text:p>
          </table:table-cell>
          <table:table-cell table:style-name="ce7" office:value-type="string">
            <text:p>OOo Writer crash when using Orca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  <table:table-cell table:formula="oooc:=AVERAGE([.A121:.F121])" office:value-type="float" office:value="83">
            <text:p>83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4">
            <text:p>84</text:p>
          </table:table-cell>
          <table:table-cell table:number-columns-repeated="5"/>
          <table:table-cell table:formula="oooc:=AVERAGE([.A122:.F122])" office:value-type="float" office:value="84">
            <text:p>84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5">
            <text:p>85</text:p>
          </table:table-cell>
          <table:table-cell table:number-columns-repeated="5"/>
          <table:table-cell table:formula="oooc:=AVERAGE([.A123:.F123])" office:value-type="float" office:value="85">
            <text:p>85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2">
          <table:table-cell office:value-type="float" office:value="86">
            <text:p>86</text:p>
          </table:table-cell>
          <table:table-cell table:number-columns-repeated="5"/>
          <table:table-cell table:formula="oooc:=AVERAGE([.A124:.F124])" office:value-type="float" office:value="86">
            <text:p>8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2">
          <table:table-cell office:value-type="float" office:value="87">
            <text:p>87</text:p>
          </table:table-cell>
          <table:table-cell table:number-columns-repeated="5"/>
          <table:table-cell table:formula="oooc:=AVERAGE([.A125:.F125])" office:value-type="float" office:value="87">
            <text:p>87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2">
          <table:table-cell office:value-type="float" office:value="88">
            <text:p>88</text:p>
          </table:table-cell>
          <table:table-cell table:number-columns-repeated="5"/>
          <table:table-cell table:formula="oooc:=AVERAGE([.A126:.F126])" office:value-type="float" office:value="88">
            <text:p>8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9">
            <text:p>89</text:p>
          </table:table-cell>
          <table:table-cell table:number-columns-repeated="5"/>
          <table:table-cell table:formula="oooc:=AVERAGE([.A127:.F127])" office:value-type="float" office:value="89">
            <text:p>8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0">
            <text:p>90</text:p>
          </table:table-cell>
          <table:table-cell table:number-columns-repeated="5"/>
          <table:table-cell table:formula="oooc:=AVERAGE([.A128:.F128])" office:value-type="float" office:value="90">
            <text:p>90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1">
            <text:p>91</text:p>
          </table:table-cell>
          <table:table-cell table:number-columns-repeated="5"/>
          <table:table-cell table:formula="oooc:=AVERAGE([.A129:.F129])" office:value-type="float" office:value="91">
            <text:p>91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3">
            <text:p>93</text:p>
          </table:table-cell>
          <table:table-cell table:number-columns-repeated="5"/>
          <table:table-cell table:formula="oooc:=AVERAGE([.A130:.F130])" office:value-type="float" office:value="93">
            <text:p>9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4">
            <text:p>94</text:p>
          </table:table-cell>
          <table:table-cell table:number-columns-repeated="5"/>
          <table:table-cell table:formula="oooc:=AVERAGE([.A131:.F131])" office:value-type="float" office:value="94">
            <text:p>94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11213">411213</text:a></text:p>
          </table:table-cell>
          <table:table-cell table:style-name="ce7" office:value-type="string">
            <text:p>Inform the user what happened when they pressed a button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5">
            <text:p>95</text:p>
          </table:table-cell>
          <table:table-cell table:number-columns-repeated="5"/>
          <table:table-cell table:formula="oooc:=AVERAGE([.A132:.F132])" office:value-type="float" office:value="95">
            <text:p>95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6">
            <text:p>96</text:p>
          </table:table-cell>
          <table:table-cell table:number-columns-repeated="5"/>
          <table:table-cell table:formula="oooc:=AVERAGE([.A133:.F133])" office:value-type="float" office:value="96">
            <text:p>9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7">
            <text:p>97</text:p>
          </table:table-cell>
          <table:table-cell table:number-columns-repeated="5"/>
          <table:table-cell table:formula="oooc:=AVERAGE([.A134:.F134])" office:value-type="float" office:value="97">
            <text:p>97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8">
            <text:p>98</text:p>
          </table:table-cell>
          <table:table-cell table:number-columns-repeated="5"/>
          <table:table-cell table:formula="oooc:=AVERAGE([.A135:.F135])" office:value-type="float" office:value="98">
            <text:p>98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5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99">
            <text:p>99</text:p>
          </table:table-cell>
          <table:table-cell table:number-columns-repeated="5"/>
          <table:table-cell table:formula="oooc:=AVERAGE([.A136:.F136])" office:value-type="float" office:value="99">
            <text:p>99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0">
            <text:p>100</text:p>
          </table:table-cell>
          <table:table-cell table:number-columns-repeated="5"/>
          <table:table-cell table:formula="oooc:=AVERAGE([.A137:.F137])" office:value-type="float" office:value="100">
            <text:p>10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10" table:number-columns-repeated="2"/>
          <table:table-cell table:number-columns-repeated="242"/>
        </table:table-row>
        <table:table-row table:style-name="ro3" table:number-rows-repeated="653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database-ranges>
        <table:database-range table:target-range-address="Sheet1.A2:Sheet1.IV1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16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26T16:44:27</dc:date>
    <meta:printed-by>Willie Walker</meta:printed-by>
    <meta:print-date>2007-02-26T10:41:28</meta:print-date>
    <dc:language>en-US</dc:language>
    <meta:editing-cycles>57</meta:editing-cycles>
    <meta:editing-duration>PT11H35M26S</meta:editing-duration>
    <meta:user-defined meta:name="Info 1"/>
    <meta:user-defined meta:name="Info 2"/>
    <meta:user-defined meta:name="Info 3"/>
    <meta:user-defined meta:name="Info 4"/>
    <meta:document-statistic meta:table-count="3" meta:cell-count="964"/>
  </office:meta>
</office:document-meta>
</file>